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1/20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 table:formula="of:=21/25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 table:formula="of:=16/25"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2-03T13:13:41.062619017</dc:date>
    <meta:editing-duration>PT7H28M59S</meta:editing-duration>
    <meta:editing-cycles>38</meta:editing-cycles>
    <meta:document-statistic meta:table-count="1" meta:cell-count="114" meta:object-count="0"/>
  </office:meta>
</office:document-meta>
</file>